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1.57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5.066cm"/>
    </style:style>
    <style:style style:name="co5" style:family="table-column">
      <style:table-column-properties fo:break-before="auto" style:column-width="3.448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5.21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9.416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16.221cm"/>
    </style:style>
    <style:style style:name="co13" style:family="table-column">
      <style:table-column-properties fo:break-before="auto" style:column-width="7.916cm"/>
    </style:style>
    <style:style style:name="co14" style:family="table-column">
      <style:table-column-properties fo:break-before="auto" style:column-width="3.718cm"/>
    </style:style>
    <style:style style:name="co15" style:family="table-column">
      <style:table-column-properties fo:break-before="auto" style:column-width="3.59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Order_20_Cancel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da" fo:country="DK" fo:font-style="normal" fo:text-shadow="none" style:text-underline-style="none" fo:font-weight="normal" style:text-underline-mode="continuous" style:text-line-through-mode="continuous" style:font-name-asian="돋움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ancellation" table:style-name="ta1" table:print-ranges="'Order Cancellation'.A2:'Order Cancellation'.AE1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20"/>
        <table:table-column table:style-name="co11" table:default-cell-style-name="ce6"/>
        <table:table-column table:style-name="co12" table:default-cell-style-name="ce27"/>
        <table:table-column table:style-name="co13" table:default-cell-style-name="ce6"/>
        <table:table-column table:style-name="co14" table:default-cell-style-name="ce6"/>
        <table:table-column table:style-name="co11" table:default-cell-style-name="ce39"/>
        <table:table-column table:style-name="co3" table:number-columns-repeated="2" table:default-cell-style-name="ce6"/>
        <table:table-column table:style-name="co15" table:default-cell-style-name="ce6"/>
        <table:table-column table:style-name="co3" table:number-columns-repeated="215" table:default-cell-style-name="ce6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1.355cm" svg:height="6.295cm" svg:x="8.661cm" svg:y="0.277cm" draw:caption-point-x="-8.661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984cm" svg:height="6.295cm" svg:x="18.488cm" svg:y="0.277cm" draw:caption-point-x="-18.488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6.815cm" svg:height="6.295cm" svg:x="21.446cm" svg:y="0.277cm" draw:caption-point-x="-21.446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5.653cm" svg:height="6.295cm" svg:x="26.195cm" svg:y="0.277cm" draw:caption-point-x="-26.195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22.741cm" svg:height="2.264cm" svg:x="29.421cm" svg:y="0.054cm" draw:caption-point-x="-29.421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1" draw:text-style-name="P1" svg:width="11.745cm" svg:height="5.099cm" svg:x="33.065cm" svg:y="0.054cm" draw:caption-point-x="-33.06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1" draw:text-style-name="P1" svg:width="11.746cm" svg:height="5.099cm" svg:x="35.514cm" svg:y="0.054cm" draw:caption-point-x="-35.514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6.808cm" svg:height="3.464cm" svg:x="40.712cm" svg:y="0.054cm" draw:caption-point-x="-40.712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3.978cm" svg:height="6.295cm" svg:x="43.162cm" svg:y="0.277cm" draw:caption-point-x="-43.162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9.455cm" svg:height="6.295cm" svg:x="50.511cm" svg:y="0.277cm" draw:caption-point-x="-50.511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8.489cm" svg:height="6.295cm" svg:x="55.111cm" svg:y="0.277cm" draw:caption-point-x="-55.111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2.124cm" svg:height="6.295cm" svg:x="62.969cm" svg:y="0.277cm" draw:caption-point-x="-62.969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14.097cm" svg:height="6.295cm" svg:x="64.135cm" svg:y="0.277cm" draw:caption-point-x="-64.135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19.408cm" svg:height="6.295cm" svg:x="68.463cm" svg:y="0.277cm" draw:caption-point-x="-68.463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9.327cm" svg:height="6.295cm" svg:x="83.103cm" svg:y="0.277cm" draw:caption-point-x="-83.103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3" office:value-type="string">
            <office:annotation draw:style-name="gr1" draw:text-style-name="P1" svg:width="4.816cm" svg:height="6.295cm" svg:x="97.74cm" svg:y="0.277cm" draw:caption-point-x="-97.74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4.874cm" svg:height="6.295cm" svg:x="100.428cm" svg:y="0.277cm" draw:caption-point-x="-100.42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9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ancellation">
              <text:p>OrderCancellation</text:p>
            </table:table-cell>
            <table:table-cell table:style-name="ce2" office:value-type="string">
              <text:p>Order Cancellation. Details</text:p>
            </table:table-cell>
            <table:table-cell table:style-name="ce8"/>
            <table:table-cell table:style-name="ce8" office:value-type="string">
              <text:p>Order Cancellation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4" office:value-type="string">
              <text:p>The document used to cancel an entire Order</text:p>
            </table:table-cell>
            <table:table-cell table:style-name="ce24"/>
            <table:table-cell table:style-name="ce33"/>
            <table:table-cell table:style-name="ce37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9"/>
            <table:table-cell table:style-name="ce45" table:number-columns-repeated="119"/>
            <table:table-cell table:number-columns-repeated="105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3" office:value-type="string">
            <text:p>Order Cancellation. UBL Version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5" office:value-type="string">
            <text:p>The version of the UBL schema being used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3" office:value-type="string">
            <text:p>Order Cancellation. Subset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Subset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5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The identifier for a user defined subset of UBL.</text:p>
          </table:table-cell>
          <table:table-cell table:style-name="ce15" office:value-type="string">
            <text:p>NES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3" office:value-type="string">
            <text:p>Order Cancellation. Profile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5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The identifier for a user defined profile of the subset of UBL being used. </text:p>
          </table:table-cell>
          <table:table-cell table:style-name="ce15" office:value-type="string">
            <text:p>BasicProcurementProcess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Cancellation. Identifier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ancellation assigned by the Buy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Cancellation. Copy_ Indicator. Indicator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ancellation is a copy (true) or not (false)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224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Order Cancellation. UUID. Identifier</text:p>
          </table:table-cell>
          <table:table-cell/>
          <table:table-cell office:value-type="string">
            <text:p>Order Cancellation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computer-generated universally unique identifier (UUID) for the Order Cancellation instanc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number-columns-repeated="224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ancellation. Issue Date. Dat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ancell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ancellation. Issue Time. Tim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ancell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ancellation. Note. Text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 form text applying to the Order Cancellation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CancellationNote">
            <text:p>CancellationNote</text:p>
          </table:table-cell>
          <table:table-cell table:style-name="ce3" office:value-type="string">
            <text:p>Order Cancellation. Cancellation_ Note. Text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ancellation</text:p>
          </table:table-cell>
          <table:table-cell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general reason for cancellation of the referenced or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4" table:formula="oooc:=SUBSTITUTE(SUBSTITUTE(CONCATENATE(IF([.E13]=&quot;Universally Unique&quot;;&quot;U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ancellation. Order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3]" office:value-type="string" office:string-value="Order Reference">
            <text:p>Order Reference</text:p>
          </table:table-cell>
          <table:table-cell table:style-name="ce4" table:formula="oooc:=[.M13]" office:value-type="string" office:string-value="Order Reference">
            <text:p>Order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Order Reference</text:p>
          </table:table-cell>
          <table:table-cell table:style-name="ce10"/>
          <table:table-cell table:style-name="ce21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Order(s) being cancelled. <text:s/>It is considered better practice to cancel only one Order in each Order Cancellation document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ancellation. Originator_ Document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Document Reference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n Originator document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ancellation. Additional_ Document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Document Referenc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ther documents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ancellation. Contract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a framework agreement or contract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ancellation. Signatur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Signatur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ssociates the Order Cancellation document with zero or more signatures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ancellation. Buyer_ Custom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Buyer</text:p>
          </table:table-cell>
          <table:table-cell table:style-name="ce10"/>
          <table:table-cell table:style-name="ce10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ustomer Party</text:p>
          </table:table-cell>
          <table:table-cell table:style-name="ce10"/>
          <table:table-cell table:style-name="ce22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Buyer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ancellation. Seller_ Suppli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Seller</text:p>
          </table:table-cell>
          <table:table-cell table:style-name="ce10"/>
          <table:table-cell table:style-name="ce10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Supplier Party</text:p>
          </table:table-cell>
          <table:table-cell table:style-name="ce10"/>
          <table:table-cell table:style-name="ce22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Seller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ancellation. Originator_ Custom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ustomer Party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Originator</text:p>
          </table:table-cell>
          <table:table-cell table:style-name="ce29"/>
          <table:table-cell table:style-name="ce34"/>
          <table:table-cell table:style-name="ce40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5"/>
          <table:table-cell table:style-name="ce42"/>
          <table:table-cell table:style-name="ce5" table:number-columns-repeated="12"/>
          <table:table-cell table:number-columns-repeated="224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Print_Area_1" table:base-cell-address="$'Order Cancellation'.$A$1" table:cell-range-address="$'Order Cancellation'.$A$2:.$AE$19" table:range-usable-as="print-range"/>
        <table:named-range table:name="Excel_BuiltIn_Print_Titles_1" table:base-cell-address="$'Order Cancellation'.$A$1" table:cell-range-address="$'Order Cancellation'.$A$2:.$IV$2" table:range-usable-as="repeat-column repeat-row"/>
        <table:named-range table:name="Excel_BuiltIn__FilterDatabase_1" table:base-cell-address="$'Order Cancellation'.$A$1" table:cell-range-address="$'Order Cancellation'.$A$1:.$IV$1"/>
        <table:named-expression table:name="BuiltIn_AutoFilter___1" table:base-cell-address="$'Order Cancellation'.$A$1" table:expression="&quot;$Invoice.$#REF!$#REF!:$#REF!$#REF!&quot;"/>
        <table:named-range table:name="Excel_BuiltIn_Print_Titles_1_1" table:base-cell-address="$'Order Cancellation'.$A$1" table:cell-range-address="$'Order Cancellation'.$A$2:.$ID$2"/>
        <table:named-expression table:name="Excel_BuiltIn_Print_Titles_1___0" table:base-cell-address="$'Order Cancellation'.$A$1" table:expression="&quot;$Invoice.$#REF!$#REF!:$#REF!$#REF!&quot;"/>
      </table:named-expressions>
      <table:database-ranges>
        <table:database-range table:name="Excel_BuiltIn__FilterDatabase_1" table:target-range-address="'Order Cancellation'.A1:'Order Cancell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ancellation" style:display-name="PageStyle_Order Cancell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2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45:28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96"/>
  </office:meta>
</office:document-meta>
</file>